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</text:span><text:span text:style-name="T1_2">include</text:span><text:span text:style-name="T1_3">&lt;</text:span><text:span text:style-name="T1_4">iostream</text:span><text:span text:style-name="T1_5">&gt;</text:span></text:p>
      <text:p text:style-name="P2"><text:span text:style-name="T2_1">void</text:span><text:span text:style-name="T2_2"><text:s/></text:span><text:span text:style-name="T2_3">example</text:span><text:span text:style-name="T2_4">();</text:span></text:p>
      <text:p text:style-name="P3"><text:span text:style-name="T3_1">int</text:span><text:span text:style-name="T3_2"><text:s/></text:span><text:span text:style-name="T3_3">example</text:span><text:span text:style-name="T3_4">2(</text:span><text:span text:style-name="T3_5">int</text:span><text:span text:style-name="T3_6"><text:s/></text:span><text:span text:style-name="T3_7">one</text:span><text:span text:style-name="T3_8">);</text:span></text:p>
      <text:p text:style-name="P4"/>
      <text:p text:style-name="P5"><text:span text:style-name="T5_1">using</text:span><text:span text:style-name="T5_2"><text:s/></text:span><text:span text:style-name="T5_3">namespace</text:span><text:span text:style-name="T5_4"><text:s/></text:span><text:span text:style-name="T5_5">std</text:span><text:span text:style-name="T5_6">;</text:span></text:p>
      <text:p text:style-name="P6"/>
      <text:p text:style-name="P7"><text:span text:style-name="T7_1">int</text:span><text:span text:style-name="T7_2"><text:s/></text:span><text:span text:style-name="T7_3">main</text:span><text:span text:style-name="T7_4">()</text:span></text:p>
      <text:p text:style-name="P8"/>
      <text:p text:style-name="P9"><text:span text:style-name="T9_1">{</text:span></text:p>
      <text:p text:style-name="P10"><text:span text:style-name="T10_1"><text:s text:c="4"/></text:span><text:span text:style-name="T10_2">int</text:span><text:span text:style-name="T10_3"><text:s/></text:span><text:span text:style-name="T10_4">one</text:span><text:span text:style-name="T10_5">;</text:span></text:p>
      <text:p text:style-name="P11"/>
      <text:p text:style-name="P12"><text:span text:style-name="T12_1">cout</text:span><text:span text:style-name="T12_2">&lt;&lt;"</text:span><text:span text:style-name="T12_3">Input</text:span><text:span text:style-name="T12_4"><text:s/></text:span><text:span text:style-name="T12_5">a</text:span><text:span text:style-name="T12_6"><text:s/></text:span><text:span text:style-name="T12_7">number</text:span><text:span text:style-name="T12_8">"&lt;&lt;</text:span><text:span text:style-name="T12_9">endl</text:span><text:span text:style-name="T12_10">;</text:span></text:p>
      <text:p text:style-name="P13"><text:span text:style-name="T13_1">cin</text:span><text:span text:style-name="T13_2">&gt;&gt;</text:span><text:span text:style-name="T13_3">one</text:span><text:span text:style-name="T13_4">;</text:span></text:p>
      <text:p text:style-name="P14"><text:span text:style-name="T14_1"><text:s/></text:span></text:p>
      <text:p text:style-name="P15"><text:span text:style-name="T15_1">example</text:span><text:span text:style-name="T15_2">();</text:span></text:p>
      <text:p text:style-name="P16"><text:span text:style-name="T16_1">example</text:span><text:span text:style-name="T16_2">2(</text:span><text:span text:style-name="T16_3">one</text:span><text:span text:style-name="T16_4">);</text:span></text:p>
      <text:p text:style-name="P17"><text:span text:style-name="T17_1"><text:s text:c="4"/></text:span></text:p>
      <text:p text:style-name="P18"><text:span text:style-name="T18_1"><text:s text:c="4"/></text:span><text:span text:style-name="T18_2">system</text:span><text:span text:style-name="T18_3">("</text:span><text:span text:style-name="T18_4">pause</text:span><text:span text:style-name="T18_5">");</text:span></text:p>
      <text:p text:style-name="P19"><text:span text:style-name="T19_1"><text:s text:c="4"/></text:span><text:span text:style-name="T19_2">return</text:span><text:span text:style-name="T19_3"><text:s/>0;</text:span></text:p>
      <text:p text:style-name="P20"><text:span text:style-name="T20_1"><text:s text:c="4"/></text:span></text:p>
      <text:p text:style-name="P21"><text:span text:style-name="T21_1">}</text:span></text:p>
      <text:p text:style-name="P22"><text:span text:style-name="T22_1">void</text:span><text:span text:style-name="T22_2"><text:s/></text:span><text:span text:style-name="T22_3">example</text:span><text:span text:style-name="T22_4">()</text:span></text:p>
      <text:p text:style-name="P23"><text:span text:style-name="T23_1">{</text:span></text:p>
      <text:p text:style-name="P24"><text:span text:style-name="T24_1"><text:s text:c="5"/></text:span><text:span text:style-name="T24_2">cout</text:span><text:span text:style-name="T24_3">&lt;&lt;</text:span><text:span text:style-name="T24_4">endl</text:span><text:span text:style-name="T24_5">&lt;&lt;"</text:span><text:span text:style-name="T24_6">Welcome</text:span><text:span text:style-name="T24_7"><text:s/></text:span><text:span text:style-name="T24_8">to</text:span><text:span text:style-name="T24_9"><text:s/></text:span><text:span text:style-name="T24_10">Functions</text:span><text:span text:style-name="T24_11">!<text:s/></text:span><text:span text:style-name="T24_12">This</text:span><text:span text:style-name="T24_13"><text:s/></text:span><text:span text:style-name="T24_14">is</text:span><text:span text:style-name="T24_15"><text:s/></text:span><text:span text:style-name="T24_16">a</text:span><text:span text:style-name="T24_17"><text:s/></text:span><text:span text:style-name="T24_18">void</text:span><text:span text:style-name="T24_19"><text:s/></text:span><text:span text:style-name="T24_20">function</text:span><text:span text:style-name="T24_21"><text:s/></text:span><text:span text:style-name="T24_22">so</text:span><text:span text:style-name="T24_23"><text:s/></text:span><text:span text:style-name="T24_24">it</text:span><text:span text:style-name="T24_25"><text:s/></text:span><text:span text:style-name="T24_26">doesnt</text:span><text:span text:style-name="T24_27"><text:s/></text:span><text:span text:style-name="T24_28">return</text:span><text:span text:style-name="T24_29"><text:s/></text:span><text:span text:style-name="T24_30">anything</text:span><text:span text:style-name="T24_31">"&lt;&lt;</text:span><text:span text:style-name="T24_32">endl</text:span><text:span text:style-name="T24_33">;</text:span></text:p>
      <text:p text:style-name="P25"><text:span text:style-name="T25_1"><text:s text:c="5"/></text:span></text:p>
      <text:p text:style-name="P26"><text:span text:style-name="T26_1">}</text:span></text:p>
      <text:p text:style-name="P27"/>
      <text:p text:style-name="P28"><text:span text:style-name="T28_1">int</text:span><text:span text:style-name="T28_2"><text:s/></text:span><text:span text:style-name="T28_3">example</text:span><text:span text:style-name="T28_4">2(</text:span><text:span text:style-name="T28_5">int</text:span><text:span text:style-name="T28_6"><text:s/></text:span><text:span text:style-name="T28_7">one</text:span><text:span text:style-name="T28_8">)</text:span></text:p>
      <text:p text:style-name="P29"><text:span text:style-name="T29_1">{</text:span></text:p>
      <text:p text:style-name="P30"><text:span text:style-name="T30_1"><text:s text:c="4"/></text:span><text:span text:style-name="T30_2">cout</text:span><text:span text:style-name="T30_3">&lt;&lt;</text:span><text:span text:style-name="T30_4">endl</text:span><text:span text:style-name="T30_5">&lt;&lt;"</text:span><text:span text:style-name="T30_6">This</text:span><text:span text:style-name="T30_7"><text:s/></text:span><text:span text:style-name="T30_8">is</text:span><text:span text:style-name="T30_9"><text:s/></text:span><text:span text:style-name="T30_10">an</text:span><text:span text:style-name="T30_11"><text:s/></text:span><text:span text:style-name="T30_12">integer</text:span><text:span text:style-name="T30_13"><text:s/></text:span><text:span text:style-name="T30_14">function</text:span><text:span text:style-name="T30_15"><text:s/></text:span><text:span text:style-name="T30_16">so</text:span><text:span text:style-name="T30_17"><text:s/></text:span><text:span text:style-name="T30_18">it</text:span><text:span text:style-name="T30_19"><text:s/></text:span><text:span text:style-name="T30_20">can</text:span><text:span text:style-name="T30_21"><text:s/></text:span><text:span text:style-name="T30_22">return</text:span><text:span text:style-name="T30_23"><text:s/></text:span><text:span text:style-name="T30_24">integers</text:span><text:span text:style-name="T30_25">,<text:s/></text:span><text:span text:style-name="T30_26">for</text:span><text:span text:style-name="T30_27"><text:s/></text:span><text:span text:style-name="T30_28">example</text:span><text:span text:style-name="T30_29">"&lt;&lt;</text:span><text:span text:style-name="T30_30">endl</text:span><text:span text:style-name="T30_31">&lt;&lt;</text:span></text:p>
      <text:p text:style-name="P31"><text:span text:style-name="T31_1"><text:s text:c="4"/>"</text:span><text:span text:style-name="T31_2">The</text:span><text:span text:style-name="T31_3"><text:s/></text:span><text:span text:style-name="T31_4">number</text:span><text:span text:style-name="T31_5"><text:s/></text:span><text:span text:style-name="T31_6">you</text:span><text:span text:style-name="T31_7"><text:s/></text:span><text:span text:style-name="T31_8">entered</text:span><text:span text:style-name="T31_9"><text:s/></text:span><text:span text:style-name="T31_10">was</text:span><text:span text:style-name="T31_11"><text:s/>"&lt;&lt;</text:span><text:span text:style-name="T31_12">one</text:span><text:span text:style-name="T31_13">&lt;&lt;</text:span><text:span text:style-name="T31_14">endl</text:span><text:span text:style-name="T31_15">;</text:span></text:p>
      <text:p text:style-name="P32"><text:span text:style-name="T32_1"><text:s text:c="4"/></text:span></text:p>
      <text:p text:style-name="P33"><text:span text:style-name="T33_1"><text:s/></text:span><text:span text:style-name="T33_2">return</text:span><text:span text:style-name="T33_3"><text:s/></text:span><text:span text:style-name="T33_4">one</text:span><text:span text:style-name="T33_5">;<text:s text:c="3"/></text:span></text:p>
      <text:p text:style-name="P34"><text:span text:style-name="T34_1">}</text:span></text:p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